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monospace" svg:font-family="monospace"/>
    <style:font-face style:name="monospace1" svg:font-family="monospace, monospace"/>
    <style:font-face style:name="sans-serif" svg:font-family="sans-serif"/>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Calibri" fo:font-size="11pt" fo:letter-spacing="normal" fo:font-style="normal" fo:font-weight="normal" style:font-size-asian="11pt" style:font-size-complex="11pt"/>
    </style:style>
    <style:style style:name="P2" style:family="paragraph" style:parent-style-name="Standard" style:list-style-name="L1">
      <style:paragraph-properties fo:text-align="justify" style:justify-single-word="false"/>
      <style:text-properties style:font-name="Calibri" fo:font-size="11pt" style:font-size-asian="11pt" style:font-size-complex="11pt"/>
    </style:style>
    <style:style style:name="P3" style:family="paragraph" style:parent-style-name="Standard">
      <style:text-properties officeooo:rsid="0022a373" officeooo:paragraph-rsid="0022a373"/>
    </style:style>
    <style:style style:name="P4" style:family="paragraph" style:parent-style-name="Text_20_body" style:list-style-name="L2">
      <style:paragraph-properties fo:text-align="justify" style:justify-single-word="false"/>
      <style:text-properties fo:font-variant="normal" fo:text-transform="none" fo:color="#000000" style:font-name="Calibri" fo:font-size="11.25pt" fo:letter-spacing="normal" fo:font-style="normal" fo:font-weight="normal" officeooo:rsid="00191229" officeooo:paragraph-rsid="00191229"/>
    </style:style>
    <style:style style:name="P5" style:family="paragraph" style:parent-style-name="Text_20_body" style:list-style-name="L2">
      <style:paragraph-properties fo:text-align="justify" style:justify-single-word="false"/>
      <style:text-properties fo:font-variant="normal" fo:text-transform="none" fo:color="#000000" style:font-name="Calibri" fo:font-size="11.25pt" fo:letter-spacing="normal" fo:font-style="normal" fo:font-weight="normal" officeooo:rsid="00191229" officeooo:paragraph-rsid="001f5a77"/>
    </style:style>
    <style:style style:name="P6" style:family="paragraph" style:parent-style-name="Text_20_body">
      <style:paragraph-properties fo:text-align="justify" style:justify-single-word="false"/>
      <style:text-properties fo:font-variant="normal" fo:text-transform="none" fo:color="#000000" style:font-name="Calibri" fo:font-size="11pt" fo:letter-spacing="normal" fo:font-style="normal" fo:font-weight="normal" officeooo:paragraph-rsid="001848bd" style:font-size-asian="11pt" style:font-size-complex="11pt"/>
    </style:style>
    <style:style style:name="P7" style:family="paragraph" style:parent-style-name="Text_20_body">
      <style:paragraph-properties fo:text-align="justify" style:justify-single-word="false"/>
      <style:text-properties fo:font-variant="normal" fo:text-transform="none" fo:color="#000000" style:font-name="Calibri" fo:font-size="11pt" fo:letter-spacing="normal" fo:font-style="normal" fo:font-weight="normal" officeooo:paragraph-rsid="00191229" style:font-size-asian="11pt" style:font-size-complex="11pt"/>
    </style:style>
    <style:style style:name="P8" style:family="paragraph" style:parent-style-name="Text_20_body">
      <style:paragraph-properties fo:text-align="justify" style:justify-single-word="false"/>
      <style:text-properties fo:font-variant="normal" fo:text-transform="none" fo:color="#000000" style:font-name="Calibri" fo:font-size="11pt" fo:letter-spacing="normal" fo:font-style="normal" fo:font-weight="normal" officeooo:rsid="003069b7" officeooo:paragraph-rsid="00191229" style:font-size-asian="11pt" style:font-size-complex="11pt"/>
    </style:style>
    <style:style style:name="P9" style:family="paragraph" style:parent-style-name="Text_20_body" style:list-style-name="L2">
      <style:paragraph-properties fo:text-align="justify" style:justify-single-word="false"/>
      <style:text-properties officeooo:paragraph-rsid="001848bd"/>
    </style:style>
    <style:style style:name="P10" style:family="paragraph" style:parent-style-name="Text_20_body">
      <style:paragraph-properties fo:text-align="justify" style:justify-single-word="false"/>
      <style:text-properties officeooo:paragraph-rsid="00191229"/>
    </style:style>
    <style:style style:name="P1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1e6e16"/>
    </style:style>
    <style:style style:name="P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2a373"/>
    </style:style>
    <style:style style:name="P1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3b12e"/>
    </style:style>
    <style:style style:name="P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Calibri" fo:font-size="11pt" fo:letter-spacing="normal" fo:font-style="normal" fo:font-weight="normal" style:font-size-asian="11pt" style:font-size-complex="11pt"/>
    </style:style>
    <style:style style:name="P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ans" fo:font-size="16.1000003814697pt" fo:letter-spacing="normal" fo:font-style="normal" fo:font-weight="bold" officeooo:rsid="0022a373" officeooo:paragraph-rsid="0022a373" style:font-name-asian="Noto Sans CJK SC" style:font-size-asian="16.1000003814697pt" style:font-weight-asian="bold" style:font-name-complex="Lohit Devanagari" style:font-size-complex="16.1000003814697pt" style:font-weight-complex="bold"/>
    </style:style>
    <style:style style:name="P17" style:family="paragraph" style:parent-style-name="Text_20_body">
      <style:paragraph-properties fo:margin-left="0cm" fo:margin-right="0cm" fo:margin-top="0cm" fo:margin-bottom="0cm" loext:contextual-spacing="false" fo:line-height="125%" fo:text-align="justify" style:justify-single-word="false" fo:orphans="2" fo:widows="2" fo:text-indent="0cm" style:auto-text-indent="false"/>
    </style:style>
    <style:style style:name="P18" style:family="paragraph" style:parent-style-name="Text_20_body">
      <style:paragraph-properties fo:margin-left="0cm" fo:margin-right="0cm" fo:orphans="2" fo:widows="2" fo:text-indent="0cm" style:auto-text-indent="false"/>
    </style:style>
    <style:style style:name="P19" style:family="paragraph" style:parent-style-name="Heading_20_2">
      <style:paragraph-properties fo:text-align="justify" style:justify-single-word="false"/>
    </style:style>
    <style:style style:name="P20" style:family="paragraph" style:parent-style-name="Preformatted_20_Text" style:list-style-name="L2">
      <style:paragraph-properties fo:text-align="justify" style:justify-single-word="false"/>
      <style:text-properties fo:font-variant="normal" fo:text-transform="none" fo:color="#000000" fo:letter-spacing="normal" officeooo:paragraph-rsid="001f5a77"/>
    </style:style>
    <style:style style:name="P21" style:family="paragraph" style:parent-style-name="Preformatted_20_Text">
      <style:paragraph-properties fo:text-align="justify" style:justify-single-word="false" fo:orphans="2" fo:widows="2"/>
    </style:style>
    <style:style style:name="P22" style:family="paragraph" style:parent-style-name="Preformatted_20_Text">
      <style:paragraph-properties fo:margin-top="0cm" fo:margin-bottom="0.499cm" loext:contextual-spacing="false" fo:text-align="justify" style:justify-single-word="false" fo:orphans="2" fo:widows="2"/>
    </style:style>
    <style:style style:name="P23"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e6e16"/>
    </style:style>
    <style:style style:name="P24" style:family="paragraph" style:parent-style-name="Heading_20_3">
      <style:paragraph-properties fo:margin-left="0cm" fo:margin-right="0cm" fo:margin-top="0cm" fo:margin-bottom="0cm" loext:contextual-spacing="false" fo:line-height="125%" fo:text-align="justify" style:justify-single-word="false" fo:orphans="2" fo:widows="2" fo:text-indent="0cm" style:auto-text-indent="false"/>
    </style:style>
    <style:style style:name="T1" style:family="text">
      <style:text-properties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font-variant="normal" fo:text-transform="none" fo:color="#000000" style:font-name="Calibri" fo:font-size="11pt" fo:letter-spacing="normal" fo:font-style="normal" fo:font-weight="normal" officeooo:rsid="001848bd" style:font-size-asian="11pt" style:font-weight-asian="normal" style:font-size-complex="11pt" style:font-weight-complex="normal"/>
    </style:style>
    <style:style style:name="T4" style:family="text">
      <style:text-properties fo:font-variant="normal" fo:text-transform="none" fo:color="#000000" style:font-name="Calibri" fo:font-size="11pt" fo:letter-spacing="normal" fo:font-style="normal" fo:font-weight="normal" officeooo:rsid="00191229" style:font-size-asian="11pt" style:font-weight-asian="normal" style:font-size-complex="11pt" style:font-weight-complex="normal"/>
    </style:style>
    <style:style style:name="T5" style:family="text">
      <style:text-properties fo:font-variant="normal" fo:text-transform="none" fo:color="#000000" style:font-name="Calibri" fo:font-size="11pt" fo:letter-spacing="normal" fo:font-style="normal" fo:font-weight="normal" style:font-size-asian="11pt" style:font-size-complex="11pt"/>
    </style:style>
    <style:style style:name="T6" style:family="text">
      <style:text-properties fo:font-variant="normal" fo:text-transform="none" fo:color="#000000" style:font-name="Calibri" fo:font-size="11pt" fo:letter-spacing="normal" fo:font-style="normal" fo:font-weight="normal" officeooo:rsid="00191229" style:font-size-asian="11pt" style:font-size-complex="11pt"/>
    </style:style>
    <style:style style:name="T7" style:family="text">
      <style:text-properties fo:font-variant="normal" fo:text-transform="none" fo:color="#000000" style:font-name="Calibri" fo:font-size="11pt" fo:letter-spacing="normal" fo:font-style="normal" fo:font-weight="normal" officeooo:rsid="00191229" style:font-size-asian="11pt" style:font-size-complex="11pt" loext:padding="0cm" loext:border="none"/>
    </style:style>
    <style:style style:name="T8" style:family="text">
      <style:text-properties fo:font-variant="normal" fo:text-transform="none" fo:color="#000000" style:font-name="Calibri" fo:font-size="11pt" fo:letter-spacing="normal" fo:font-style="normal" fo:font-weight="normal" style:font-size-asian="11pt" style:font-size-complex="11pt" loext:padding="0cm" loext:border="none"/>
    </style:style>
    <style:style style:name="T9" style:family="text">
      <style:text-properties fo:font-variant="normal" fo:text-transform="none" fo:color="#000000" style:font-name="Calibri" fo:font-size="11pt" fo:letter-spacing="normal" fo:font-style="normal" fo:font-weight="normal" officeooo:rsid="001e6e16" style:font-size-asian="11pt" style:font-size-complex="11pt" loext:padding="0cm" loext:border="none"/>
    </style:style>
    <style:style style:name="T10" style:family="text">
      <style:text-properties fo:font-variant="normal" fo:text-transform="none" fo:color="#000000" style:font-name="Calibri" fo:font-size="11pt" fo:letter-spacing="normal" fo:font-style="normal" fo:font-weight="normal" officeooo:rsid="00212460" style:font-size-asian="11pt" style:font-size-complex="11pt" loext:padding="0cm" loext:border="none"/>
    </style:style>
    <style:style style:name="T11" style:family="text">
      <style:text-properties fo:font-variant="normal" fo:text-transform="none" fo:color="#000000" style:font-name="Calibri" fo:font-size="11pt" fo:letter-spacing="normal" fo:font-style="normal" fo:font-weight="normal" officeooo:rsid="0022a373" style:font-size-asian="11pt" style:font-size-complex="11pt" loext:padding="0cm" loext:border="none"/>
    </style:style>
    <style:style style:name="T12" style:family="text">
      <style:text-properties fo:font-variant="normal" fo:text-transform="none" fo:color="#000000" style:font-name="Calibri" fo:font-size="11pt" fo:letter-spacing="normal" fo:font-style="normal" fo:font-weight="normal" officeooo:rsid="0023b12e" style:font-size-asian="11pt" style:font-size-complex="11pt" loext:padding="0cm" loext:border="none"/>
    </style:style>
    <style:style style:name="T13" style:family="text">
      <style:text-properties fo:font-variant="normal" fo:text-transform="none" fo:color="#000000" style:font-name="Calibri" fo:font-size="11pt" fo:letter-spacing="normal" fo:font-style="normal" fo:font-weight="normal" officeooo:rsid="0024d3dc" style:font-size-asian="11pt" style:font-size-complex="11pt" loext:padding="0cm" loext:border="none"/>
    </style:style>
    <style:style style:name="T14" style:family="text">
      <style:text-properties fo:font-variant="normal" fo:text-transform="none" fo:color="#000000" style:font-name="Calibri" fo:font-size="11pt" fo:letter-spacing="normal" fo:font-style="normal" fo:font-weight="normal" officeooo:rsid="00279071" style:font-size-asian="11pt" style:font-size-complex="11pt" loext:padding="0cm" loext:border="none"/>
    </style:style>
    <style:style style:name="T15" style:family="text">
      <style:text-properties fo:font-variant="normal" fo:text-transform="none" fo:color="#000000" style:font-name="Calibri" fo:font-size="11pt" fo:letter-spacing="normal" fo:font-style="normal" fo:font-weight="normal" officeooo:rsid="0022a373" fo:background-color="#f8f9fa" loext:char-shading-value="0" style:font-size-asian="11pt" style:font-size-complex="11pt" loext:padding="0cm" loext:border="none"/>
    </style:style>
    <style:style style:name="T16" style:family="text">
      <style:text-properties fo:font-variant="normal" fo:text-transform="none" fo:color="#000000" style:font-name="Calibri" fo:font-size="11pt" fo:letter-spacing="normal" fo:font-style="normal" fo:font-weight="bold" style:font-size-asian="11pt" style:font-weight-asian="bold" style:font-size-complex="11pt" style:font-weight-complex="bold"/>
    </style:style>
    <style:style style:name="T17" style:family="text">
      <style:text-properties fo:font-variant="normal" fo:text-transform="none" fo:color="#000000" style:font-name="Calibri" fo:font-size="11pt" fo:letter-spacing="normal" fo:font-style="normal" fo:font-weight="bold" officeooo:rsid="00191229" style:font-size-asian="11pt" style:font-weight-asian="bold" style:font-size-complex="11pt" style:font-weight-complex="bold" loext:padding="0cm" loext:border="none"/>
    </style:style>
    <style:style style:name="T18" style:family="text">
      <style:text-properties fo:font-variant="normal" fo:text-transform="none" fo:color="#000000" style:font-name="Calibri" fo:font-size="11pt" fo:letter-spacing="normal" fo:font-style="normal" fo:font-weight="bold" style:font-size-asian="11pt" style:font-weight-asian="bold" style:font-size-complex="11pt" style:font-weight-complex="bold" loext:padding="0cm" loext:border="none"/>
    </style:style>
    <style:style style:name="T19" style:family="text">
      <style:text-properties fo:font-variant="normal" fo:text-transform="none" fo:color="#000000" style:font-name="Calibri" fo:font-size="11pt" fo:letter-spacing="normal" fo:font-style="normal" fo:font-weight="bold" officeooo:rsid="0022a373" fo:background-color="#f8f9fa" loext:char-shading-value="0" style:font-size-asian="11pt" style:font-weight-asian="bold" style:font-size-complex="11pt" style:font-weight-complex="bold" loext:padding="0cm" loext:border="none"/>
    </style:style>
    <style:style style:name="T20" style:family="text">
      <style:text-properties fo:font-variant="normal" fo:text-transform="none" fo:color="#000000" style:font-name="monospace" fo:letter-spacing="normal" fo:font-style="normal" fo:font-weight="normal"/>
    </style:style>
    <style:style style:name="T21" style:family="text">
      <style:text-properties fo:font-variant="normal" fo:text-transform="none" fo:color="#000000" fo:letter-spacing="normal"/>
    </style:style>
    <style:style style:name="T22" style:family="text">
      <style:text-properties fo:font-variant="normal" fo:text-transform="none" fo:color="#000000" style:text-line-through-style="none" style:text-line-through-type="none" style:font-name="Calibri" fo:font-size="11pt" fo:letter-spacing="normal" fo:font-style="normal" style:text-underline-style="none" fo:font-weight="normal" officeooo:rsid="0022a373" style:text-blinking="false" style:font-size-asian="11pt" style:font-size-complex="11pt" loext:padding="0cm" loext:border="none"/>
    </style:style>
    <style:style style:name="T23" style:family="text">
      <style:text-properties fo:font-variant="normal" fo:text-transform="none" fo:color="#000000" style:text-line-through-style="none" style:text-line-through-type="none" style:font-name="Calibri" fo:font-size="11pt" fo:letter-spacing="normal" fo:font-style="normal" style:text-underline-style="none" fo:font-weight="bold" style:text-blinking="false" style:font-size-asian="11pt" style:font-weight-asian="bold" style:font-size-complex="11pt" style:font-weight-complex="bold"/>
    </style:style>
    <style:style style:name="T24" style:family="text">
      <style:text-properties fo:font-variant="normal" fo:text-transform="none" fo:color="#000000" style:font-name="monospace1" fo:font-size="10.5pt" fo:letter-spacing="normal" fo:font-style="normal" fo:font-weight="normal" fo:background-color="#f8f9fa" loext:char-shading-value="0" loext:padding-left="0.106cm" loext:padding-right="0.106cm" loext:padding-top="0.049cm" loext:padding-bottom="0.049cm" loext:border="0.06pt solid #eaecf0"/>
    </style:style>
    <style:style style:name="T25" style:family="text">
      <style:text-properties fo:font-variant="normal" fo:text-transform="none" fo:color="#000000" style:font-name="monospace1" fo:font-size="10.5pt" fo:letter-spacing="normal" fo:font-style="normal" fo:background-color="#f8f9fa" loext:char-shading-value="0" loext:padding-left="0.106cm" loext:padding-right="0.106cm" loext:padding-top="0.049cm" loext:padding-bottom="0.049cm" loext:border="0.06pt solid #eaecf0"/>
    </style:style>
    <style:style style:name="T26" style:family="text">
      <style:text-properties fo:font-variant="normal" fo:text-transform="none" fo:color="#990000" style:font-name="monospace" fo:letter-spacing="normal" fo:font-style="normal" style:text-underline-style="solid" style:text-underline-width="auto" style:text-underline-color="font-color" fo:font-weight="normal"/>
    </style:style>
    <style:style style:name="T27" style:family="text">
      <style:text-properties fo:font-variant="normal" fo:text-transform="none" fo:color="#24292e" style:font-name="Liberation Sans" fo:font-size="16.1000003814697pt" fo:letter-spacing="normal" fo:font-style="normal" fo:font-weight="bold" officeooo:rsid="0022a373" style:font-name-asian="Noto Sans CJK SC" style:font-size-asian="16.1000003814697pt" style:font-weight-asian="bold" style:font-name-complex="Lohit Devanagari" style:font-size-complex="16.1000003814697pt" style:font-weight-complex="bold" loext:padding="0cm" loext:border="none"/>
    </style:style>
    <style:style style:name="T28" style:family="text">
      <style:text-properties fo:font-variant="normal" fo:text-transform="none" fo:color="#222222" style:font-name="sans-serif" fo:font-size="10.5pt" fo:letter-spacing="normal" fo:font-style="normal"/>
    </style:style>
    <style:style style:name="T29" style:family="text">
      <style:text-properties fo:font-variant="normal" fo:text-transform="none" fo:color="#222222" style:font-name="sans-serif" fo:font-size="10.5pt" fo:letter-spacing="normal" fo:font-style="normal" fo:font-weight="normal"/>
    </style:style>
    <style:style style:name="T30"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style:style>
    <style:style style:name="T31" style:family="text">
      <style:text-properties fo:font-variant="normal" fo:text-transform="none" fo:color="#a55858" style:text-line-through-style="none" style:text-line-through-type="none" style:font-name="sans-serif" fo:font-size="10.5pt" fo:letter-spacing="normal" fo:font-style="normal" style:text-underline-style="none" style:text-blinking="false"/>
    </style:style>
    <style:style style:name="T32" style:family="text">
      <style:text-properties style:font-name="monospace" fo:font-size="11.25pt" fo:font-style="normal" fo:font-weight="normal" officeooo:rsid="00191229"/>
    </style:style>
    <style:style style:name="T33" style:family="text">
      <style:text-properties style:font-name="monospace" fo:font-size="11.25pt" fo:font-style="normal" fo:font-weight="normal" officeooo:rsid="0020762a"/>
    </style:style>
    <style:style style:name="T34" style:family="text">
      <style:text-properties style:font-name="Calibri" fo:font-size="11.25pt" fo:font-style="normal" fo:font-weight="normal" officeooo:rsid="00191229"/>
    </style:style>
    <style:style style:name="T35" style:family="text">
      <style:text-properties fo:background-color="#f8f9fa" loext:char-shading-value="0"/>
    </style:style>
    <style:style style:name="T36" style:family="text">
      <style:text-properties officeooo:rsid="002afb85"/>
    </style:style>
    <style:style style:name="T37" style:family="text">
      <style:text-properties officeooo:rsid="002c8da3"/>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2"/>
      <text:h text:style-name="P19" text:outline-level="2">Zadanie 1</text:h>
      <text:p text:style-name="P1"><text:span text:style-name="T1">Process image</text:span> is an executable file required while executing the program. This image usually contains the following sections.</text:p>
      <text:list xml:id="list3323679769" text:style-name="L1">
        <text:list-item>
          <text:p text:style-name="P2">Code segment or text segment</text:p>
        </text:list-item>
        <text:list-item>
          <text:p text:style-name="P2">Data segment</text:p>
        </text:list-item>
        <text:list-item>
          <text:p text:style-name="P2">Stack segment</text:p>
        </text:list-item>
        <text:list-item>
          <text:p text:style-name="P2">Heap segment</text:p>
          <text:p text:style-name="P2"/>
        </text:list-item>
      </text:list>
      <text:p text:style-name="P6"><text:span text:style-name="T1">Na podstawie podręcznika </text:span><text:span text:style-name="T2">execve(2)</text:span><text:span text:style-name="T1"> wyjaśnij, które zasoby są dziedziczone przez świeżo załadowany program.</text:span></text:p>
      <text:list xml:id="list57183266" text:style-name="L2">
        <text:list-item>
          <text:p text:style-name="P9"><text:span text:style-name="T4">O</text:span><text:span text:style-name="T3">twarte deskryptory plików pozostają otwarte</text:span></text:p>
        </text:list-item>
        <text:list-item>
          <text:p text:style-name="P9"><text:span text:style-name="T4">S</text:span><text:span text:style-name="T3">ygnały ustawione jako ignorowane w starym procesie będą ignorowane w nowym</text:span></text:p>
        </text:list-item>
        <text:list-item>
          <text:p text:style-name="P4">Sygnały ustawione jako przechwytywane będą przestawione na wartość domyślną</text:p>
        </text:list-item>
        <text:list-item>
          <text:p text:style-name="P4">Blokowane sygnały pozostają blokowane</text:p>
        </text:list-item>
        <text:list-item>
          <text:p text:style-name="P20"><text:span text:style-name="T34"><text:s text:c="2"/></text:span><text:span text:style-name="T32">The new process also inherits the following attributes from the calling </text:span><text:span text:style-name="T33">process:</text:span></text:p>
        </text:list-item>
      </text:list>
      <text:p text:style-name="P21"/>
      <text:p text:style-name="P21"><text:span text:style-name="T21"><text:s text:c="11"/></text:span><text:span text:style-name="T20">process ID <text:s text:c="10"/>see </text:span><text:a xlink:type="simple" xlink:href="https://www.freebsd.org/cgi/man.cgi?query=getpid&amp;sektion=2&amp;apropos=0&amp;manpath=FreeBSD+12.0-RELEASE+and+Ports" text:style-name="Internet_20_link" text:visited-style-name="Visited_20_Internet_20_Link"><text:span text:style-name="T26">getpid(2)</text:span></text:a></text:p>
      <text:p text:style-name="P21"><text:span text:style-name="T21"><text:s text:c="11"/></text:span><text:span text:style-name="T20">parent process ID <text:s text:c="3"/>see </text:span><text:a xlink:type="simple" xlink:href="https://www.freebsd.org/cgi/man.cgi?query=getppid&amp;sektion=2&amp;apropos=0&amp;manpath=FreeBSD+12.0-RELEASE+and+Ports" text:style-name="Internet_20_link" text:visited-style-name="Visited_20_Internet_20_Link"><text:span text:style-name="T26">getppid(2)</text:span></text:a></text:p>
      <text:p text:style-name="P21"><text:span text:style-name="T21"><text:s text:c="11"/></text:span><text:span text:style-name="T20">process group ID <text:s text:c="4"/>see </text:span><text:a xlink:type="simple" xlink:href="https://www.freebsd.org/cgi/man.cgi?query=getpgrp&amp;sektion=2&amp;apropos=0&amp;manpath=FreeBSD+12.0-RELEASE+and+Ports" text:style-name="Internet_20_link" text:visited-style-name="Visited_20_Internet_20_Link"><text:span text:style-name="T26">getpgrp(2)</text:span></text:a></text:p>
      <text:p text:style-name="P21"><text:span text:style-name="T21"><text:s text:c="11"/></text:span><text:span text:style-name="T20">access groups <text:s text:c="7"/>see </text:span><text:a xlink:type="simple" xlink:href="https://www.freebsd.org/cgi/man.cgi?query=getgroups&amp;sektion=2&amp;apropos=0&amp;manpath=FreeBSD+12.0-RELEASE+and+Ports" text:style-name="Internet_20_link" text:visited-style-name="Visited_20_Internet_20_Link"><text:span text:style-name="T26">getgroups(2)</text:span></text:a></text:p>
      <text:p text:style-name="P21"><text:span text:style-name="T21"><text:s text:c="11"/></text:span><text:span text:style-name="T20">working directory <text:s text:c="3"/>see </text:span><text:a xlink:type="simple" xlink:href="https://www.freebsd.org/cgi/man.cgi?query=chdir&amp;sektion=2&amp;apropos=0&amp;manpath=FreeBSD+12.0-RELEASE+and+Ports" text:style-name="Internet_20_link" text:visited-style-name="Visited_20_Internet_20_Link"><text:span text:style-name="T26">chdir(2)</text:span></text:a></text:p>
      <text:p text:style-name="P21"><text:span text:style-name="T21"><text:s text:c="11"/></text:span><text:span text:style-name="T20">root directory <text:s text:c="6"/>see </text:span><text:a xlink:type="simple" xlink:href="https://www.freebsd.org/cgi/man.cgi?query=chroot&amp;sektion=2&amp;apropos=0&amp;manpath=FreeBSD+12.0-RELEASE+and+Ports" text:style-name="Internet_20_link" text:visited-style-name="Visited_20_Internet_20_Link"><text:span text:style-name="T26">chroot(2)</text:span></text:a></text:p>
      <text:p text:style-name="P21"><text:span text:style-name="T21"><text:s text:c="11"/></text:span><text:span text:style-name="T20">control terminal <text:s text:c="4"/>see </text:span><text:a xlink:type="simple" xlink:href="https://www.freebsd.org/cgi/man.cgi?query=termios&amp;sektion=4&amp;apropos=0&amp;manpath=FreeBSD+12.0-RELEASE+and+Ports" text:style-name="Internet_20_link" text:visited-style-name="Visited_20_Internet_20_Link"><text:span text:style-name="T26">termios(4)</text:span></text:a></text:p>
      <text:p text:style-name="P21"><text:span text:style-name="T21"><text:s text:c="11"/></text:span><text:span text:style-name="T20">resource usages <text:s text:c="5"/>see </text:span><text:a xlink:type="simple" xlink:href="https://www.freebsd.org/cgi/man.cgi?query=getrusage&amp;sektion=2&amp;apropos=0&amp;manpath=FreeBSD+12.0-RELEASE+and+Ports" text:style-name="Internet_20_link" text:visited-style-name="Visited_20_Internet_20_Link"><text:span text:style-name="T26">getrusage(2)</text:span></text:a></text:p>
      <text:p text:style-name="P21"><text:span text:style-name="T21"><text:s text:c="11"/></text:span><text:span text:style-name="T20">interval timers <text:s text:c="5"/>see </text:span><text:a xlink:type="simple" xlink:href="https://www.freebsd.org/cgi/man.cgi?query=getitimer&amp;sektion=2&amp;apropos=0&amp;manpath=FreeBSD+12.0-RELEASE+and+Ports" text:style-name="Internet_20_link" text:visited-style-name="Visited_20_Internet_20_Link"><text:span text:style-name="T26">getitimer(2)</text:span></text:a></text:p>
      <text:p text:style-name="P21"><text:span text:style-name="T21"><text:s text:c="11"/></text:span><text:span text:style-name="T20">resource limits <text:s text:c="5"/>see </text:span><text:a xlink:type="simple" xlink:href="https://www.freebsd.org/cgi/man.cgi?query=getrlimit&amp;sektion=2&amp;apropos=0&amp;manpath=FreeBSD+12.0-RELEASE+and+Ports" text:style-name="Internet_20_link" text:visited-style-name="Visited_20_Internet_20_Link"><text:span text:style-name="T26">getrlimit(2)</text:span></text:a></text:p>
      <text:p text:style-name="P21"><text:span text:style-name="T21"><text:s text:c="11"/></text:span><text:span text:style-name="T20">file mode mask <text:s text:c="6"/>see </text:span><text:a xlink:type="simple" xlink:href="https://www.freebsd.org/cgi/man.cgi?query=umask&amp;sektion=2&amp;apropos=0&amp;manpath=FreeBSD+12.0-RELEASE+and+Ports" text:style-name="Internet_20_link" text:visited-style-name="Visited_20_Internet_20_Link"><text:span text:style-name="T26">umask(2)</text:span></text:a></text:p>
      <text:p text:style-name="P22"><text:span text:style-name="T21"><text:s text:c="11"/></text:span><text:span text:style-name="T20">signal mask <text:s text:c="9"/>see </text:span><text:a xlink:type="simple" xlink:href="https://www.freebsd.org/cgi/man.cgi?query=sigaction&amp;sektion=2&amp;apropos=0&amp;manpath=FreeBSD+12.0-RELEASE+and+Ports" text:style-name="Internet_20_link" text:visited-style-name="Visited_20_Internet_20_Link"><text:span text:style-name="T26">sigaction(2)</text:span></text:a><text:span text:style-name="T20">, </text:span><text:a xlink:type="simple" xlink:href="https://www.freebsd.org/cgi/man.cgi?query=sigprocmask&amp;sektion=2&amp;apropos=0&amp;manpath=FreeBSD+12.0-RELEASE+and+Ports" text:style-name="Internet_20_link" text:visited-style-name="Visited_20_Internet_20_Link"><text:span text:style-name="T26">sigprocmask(2)</text:span></text:a></text:p>
      <text:list xml:id="list180314587797905" text:continue-numbering="true" text:style-name="L2">
        <text:list-item>
          <text:p text:style-name="P5"/>
          <text:p text:style-name="P4"/>
        </text:list-item>
      </text:list>
      <text:p text:style-name="P10"><text:span text:style-name="T6">The </text:span><text:span text:style-name="Strong_20_Emphasis"><text:span text:style-name="T17">set-uid</text:span></text:span><text:span text:style-name="Strong_20_Emphasis"><text:span text:style-name="T7"> </text:span></text:span><text:span text:style-name="T6">(set user id) is a permission bit, that </text:span><text:span text:style-name="Strong_20_Emphasis"><text:span text:style-name="T7">allows the users to exec a program with the permissions of its owner.</text:span></text:span></text:p>
      <text:p text:style-name="P11"><text:span text:style-name="T5">The </text:span><text:span text:style-name="Strong_20_Emphasis"><text:span text:style-name="T18">set-gid</text:span></text:span><text:span text:style-name="Strong_20_Emphasis"><text:span text:style-name="T8"> </text:span></text:span><text:span text:style-name="T5">(set group id) is a bit that </text:span><text:span text:style-name="Strong_20_Emphasis"><text:span text:style-name="T8">allows the user to exec a program with the permissions of the group owner.</text:span></text:span></text:p>
      <text:p text:style-name="P11"><text:span text:style-name="Strong_20_Emphasis"><text:span text:style-name="T8"/></text:span></text:p>
      <text:p text:style-name="P12"><text:span text:style-name="Strong_20_Emphasis"><text:span text:style-name="T9">Komenda: ls -</text:span></text:span><text:span text:style-name="Strong_20_Emphasis"><text:span text:style-name="T10">a</text:span></text:span><text:span text:style-name="Strong_20_Emphasis"><text:span text:style-name="T9">l </text:span></text:span><text:span text:style-name="Strong_20_Emphasis"><text:span text:style-name="T10">(pliki z ‘s’ zamiast ‘x’ w uprawnieniach)</text:span></text:span></text:p>
      <text:p text:style-name="P12"><text:span text:style-name="Strong_20_Emphasis"><text:span text:style-name="T11"/></text:span></text:p>
      <text:h text:style-name="P23" text:outline-level="1"><text:soft-page-break/><text:span text:style-name="Strong_20_Emphasis"><text:span text:style-name="T27">Zadanie 2<text:line-break/></text:span></text:span></text:h>
      <text:h text:style-name="P24" text:outline-level="3"><text:bookmark text:name="user-content-wywołanie-open2-zawiedzie-z-błędem-etxtbsy-jeśli-próbujemy-otworzyć-plik-wykonywalny-do-zapisu-pod-warunkiem-że-tenże-plik-jest-w-chwili-obecnej-wykonywany-co-mogłoby-się-stać-gdyby-system-operacyjny-pozwolił-modyfikować-plik-wykonywalny-który-jest-uruchomiony"/><text:span text:style-name="T16">Wywołanie </text:span><text:a xlink:type="simple" xlink:href="https://www.freebsd.org/cgi/man.cgi?query=open&amp;sektion=2" text:style-name="Internet_20_link" text:visited-style-name="Visited_20_Internet_20_Link">open(2)</text:a><text:span text:style-name="T23"> </text:span><text:span text:style-name="T16">zawiedzie z błędem </text:span><text:span text:style-name="Source_20_Text"><text:span text:style-name="T16">ETXTBSY</text:span></text:span><text:span text:style-name="T16">, jeśli próbujemy otworzyć plik wykonywalny do zapisu pod warunkiem, że tenże plik jest w chwili obecnej wykonywany. Co mogłoby się stać, gdyby system operacyjny pozwolił modyfikować plik wykonywalny, który jest uruchomiony?</text:span></text:h>
      <text:p text:style-name="P17"><text:span text:style-name="T16"/></text:p>
      <text:p text:style-name="P15">Jeżeli system używa stronicowania na żądanie, to wówczas kopiuje stronę z dysku do pamięci wtedy, gdy następuje próba dostępu do niej. Gdyby system pozwalał modyfikować uruchomione pliki wykonywalne, to wówczas istnieje możliwość, że dokonałby modyfikacji fragmentu tego pliku, który znajdowałby się na stronie niezaładowanej jeszcze do pamięci przez co przy próbie wykonania tego fragmentu mógłby zostać wykonany zmodyfikowany kod.</text:p>
      <text:p text:style-name="P15"/>
      <text:p text:style-name="P16">Zadanie 4</text:p>
      <text:p text:style-name="P3"/>
      <text:p text:style-name="P13"><text:span text:style-name="Strong_20_Emphasis"><text:span text:style-name="T11">„rwx” w katalogach:</text:span></text:span></text:p>
      <text:p text:style-name="P14"><text:span text:style-name="Strong_20_Emphasis"><text:span text:style-name="T12">r – wylistowanie plików w katalogu</text:span></text:span></text:p>
      <text:p text:style-name="P14"><text:span text:style-name="Strong_20_Emphasis"><text:span text:style-name="T12">w – tworzenie nowych plików w katalogu</text:span></text:span></text:p>
      <text:p text:style-name="P14"><text:span text:style-name="Strong_20_Emphasis"><text:span text:style-name="T12">x – </text:span></text:span><text:span text:style-name="Strong_20_Emphasis"><text:span text:style-name="T13">wejście do katalogu</text:span></text:span></text:p>
      <text:p text:style-name="P10"><text:span text:style-name="T5"><text:line-break/></text:span><text:span text:style-name="Strong_20_Emphasis"><text:span text:style-name="T11">w katalogach opatrzonych atrybutem </text:span></text:span><text:span text:style-name="Strong_20_Emphasis"><text:span text:style-name="T19">setgid</text:span></text:span><text:span text:style-name="Strong_20_Emphasis"><text:span text:style-name="T15"> </text:span></text:span><text:span text:style-name="Strong_20_Emphasis"><text:span text:style-name="T11">wszystkie nowo tworzone wpisy (pliki, katalogi itp.) stają się własności</text:span></text:span><text:span text:style-name="Strong_20_Emphasis"><text:span text:style-name="T14">ą </text:span></text:span><text:a xlink:type="simple" xlink:href="https://pl.wikipedia.org/w/index.php?title=Grupa_(Unix)&amp;action=edit&amp;redlink=1" text:style-name="Internet_20_link" text:visited-style-name="Visited_20_Internet_20_Link"><text:span text:style-name="Strong_20_Emphasis"><text:span text:style-name="T22">grupy</text:span></text:span></text:a><text:span text:style-name="Strong_20_Emphasis"><text:span text:style-name="T11">, będącej właścicielem katalogu. Atrybut ten jest zazwyczaj dziedziczony przez nowo tworzone podkatalogi.</text:span></text:span></text:p>
      <text:p text:style-name="P18"><text:span text:style-name="Strong_20_Emphasis"><text:span text:style-name="T11">Atrybut </text:span></text:span><text:span text:style-name="Strong_20_Emphasis"><text:span text:style-name="T19">setuid </text:span></text:span><text:span text:style-name="Strong_20_Emphasis"><text:span text:style-name="T11">na katalogu jest w większości systemów operacyjnych ignorowany.</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monospace" svg:font-family="monospace"/>
    <style:font-face style:name="monospace1" svg:font-family="monospace, monospace"/>
    <style:font-face style:name="sans-serif" svg:font-family="sans-serif"/>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21:52:32.754697103</meta:creation-date>
    <dc:date>2019-11-04T18:03:13.033959749</dc:date>
    <meta:editing-duration>PT3H17M15S</meta:editing-duration>
    <meta:editing-cycles>22</meta:editing-cycles>
    <meta:generator>LibreOffice/6.0.7.3$Linux_X86_64 LibreOffice_project/00m0$Build-3</meta:generator>
    <meta:document-statistic meta:table-count="0" meta:image-count="0" meta:object-count="0" meta:page-count="2" meta:paragraph-count="40" meta:word-count="361" meta:character-count="2633" meta:non-whitespace-character-count="2115"/>
  </office:meta>
</office:document-meta>
</file>